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40.08mm"/>
    </style:style>
    <style:style style:name="co4" style:family="table-column">
      <style:table-column-properties fo:break-before="auto" style:column-width="33.16mm"/>
    </style:style>
    <style:style style:name="co5" style:family="table-column">
      <style:table-column-properties fo:break-before="auto" style:column-width="51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DejaVu Sans Mono" fo:font-size="9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italic" style:font-weight-asian="normal" style:font-size-complex="9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chi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hips</text:p>
          </table:table-cell>
          <table:table-cell office:value-type="string" calcext:value-type="string">
            <text:p>Iterable Chip</text:p>
          </table:table-cell>
          <table:table-cell office:value-type="string" calcext:value-type="string">
            <text:p>addabl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hip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int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processors</text:p>
          </table:table-cell>
          <table:table-cell office:value-type="string" calcext:value-type="string">
            <text:p>Iterable Processor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1" office:value-type="string" calcext:value-type="string">
            <text:p>Processor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" office:value-type="string" calcext:value-type="string">
            <text:p>processor_id</text:p>
          </table:table-cell>
          <table:table-cell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1" office:value-type="string" calcext:value-type="string">
            <text:p>clock_speed</text:p>
          </table:table-cell>
          <table:table-cell office:value-type="string" calcext:value-type="string">
            <text:p>int</text:p>
          </table:table-cell>
          <table:table-cell table:style-name="ce3" table:formula="of:=+200 * 1000 * 1000" office:value-type="float" office:value="200000000" calcext:value-type="float">
            <text:p>20000000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 office:value-type="string" calcext:value-type="string">
            <text:p>is_monitor</text:p>
          </table:table-cell>
          <table:table-cell office:value-type="string" calcext:value-type="string">
            <text:p>bool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string" calcext:value-type="string">
            <text:p>settable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" office:value-type="string" calcext:value-type="string">
            <text:p>dtcm_available</text:p>
          </table:table-cell>
          <table:table-cell office:value-type="string" calcext:value-type="string">
            <text:p>int</text:p>
          </table:table-cell>
          <table:table-cell table:formula="of:=+2 * 16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3" office:value-type="string" calcext:value-type="string">
            <text:p>router</text:p>
          </table:table-cell>
          <table:table-cell office:value-type="string" calcext:value-type="string">
            <text:p>Router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Router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Links</text:p>
          </table:table-cell>
          <table:table-cell office:value-type="string" calcext:value-type="string">
            <text:p>iterable</text:p>
          </table:table-cell>
          <table:table-cell/>
          <table:table-cell office:value-type="string" calcext:value-type="string">
            <text:p>addable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" office:value-type="string" calcext:value-type="string">
            <text:p>source_x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office:value-type="string" calcext:value-type="string">
            <text:p>source_y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office:value-type="string" calcext:value-type="string">
            <text:p>source_link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office:value-type="string" calcext:value-type="string">
            <text:p>destination_x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office:value-type="string" calcext:value-type="string">
            <text:p>destination_y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office:value-type="string" calcext:value-type="string">
            <text:p>multicast_default_fro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settable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multicast_default_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settable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emergency_routing_enabled</text:p>
          </table:table-cell>
          <table:table-cell office:value-type="string" calcext:value-type="string">
            <text:p>bool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 office:value-type="string" calcext:value-type="string">
            <text:p>clock_speed</text:p>
          </table:table-cell>
          <table:table-cell office:value-type="string" calcext:value-type="string">
            <text:p>int</text:p>
          </table:table-cell>
          <table:table-cell table:formula="of:=+ 150 * 1024 * 1024" office:value-type="float" office:value="157286400" calcext:value-type="float">
            <text:p>15728640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 office:value-type="string" calcext:value-type="string">
            <text:p>n_available_multicast_entries</text:p>
          </table:table-cell>
          <table:table-cell office:value-type="string" calcext:value-type="string">
            <text:p>int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dram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" office:value-type="string" calcext:value-type="string">
            <text:p>SDRAM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" office:value-type="string" calcext:value-type="string">
            <text:p>size</text:p>
          </table:table-cell>
          <table:table-cell office:value-type="string" calcext:value-type="string">
            <text:p>int</text:p>
          </table:table-cell>
          <table:table-cell table:formula="of:=+117 * 1024 * 1024" office:value-type="float" office:value="122683392" calcext:value-type="float">
            <text:p>122683392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>
            <text:p>ip_addres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>
            <text:p>virtual</text:p>
          </table:table-cell>
          <table:table-cell office:value-type="string" calcext:value-type="string">
            <text:p>bool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ag_ids</text:p>
          </table:table-cell>
          <table:table-cell office:value-type="string" calcext:value-type="string">
            <text:p>iterable int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nearest_ethernet_x</text:p>
          </table:table-cell>
          <table:table-cell office:value-type="string" calcext:value-type="string">
            <text:p>int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nearest_ethernet_y</text:p>
          </table:table-cell>
          <table:table-cell office:value-type="string" calcext:value-type="string">
            <text:p>in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oot_x</text:p>
          </table:table-cell>
          <table:table-cell office:value-type="string" calcext:value-type="string">
            <text:p>in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oot_y</text:p>
          </table:table-cell>
          <table:table-cell office:value-type="string" calcext:value-type="string">
            <text:p>int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string" calcext:value-type="string">
            <text:p>CoreSubsets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core_subsets</text:p>
          </table:table-cell>
          <table:table-cell office:value-type="string" calcext:value-type="string">
            <text:p>Iterable CoreSubset</text:p>
          </table:table-cell>
          <table:table-cell office:value-type="string" calcext:value-type="string">
            <text:p>addabl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CoreSubset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int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office:value-type="string" calcext:value-type="string">
            <text:p>int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processor_ids</text:p>
          </table:table-cell>
          <table:table-cell office:value-type="string" calcext:value-type="string">
            <text:p>iterable int</text:p>
          </table:table-cell>
          <table:table-cell office:value-type="string" calcext:value-type="string">
            <text:p>addable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" office:value-type="string" calcext:value-type="string">
            <text:p>SpinnakerLinkData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9:29:08.637942790</meta:creation-date>
    <dc:date>2017-03-03T14:35:29.800210083</dc:date>
    <meta:editing-duration>P2DT2H18M8S</meta:editing-duration>
    <meta:editing-cycles>5</meta:editing-cycles>
    <meta:generator>LibreOffice/4.4.7.2$Linux_X86_64 LibreOffice_project/40$Build-2</meta:generator>
    <meta:document-statistic meta:table-count="1" meta:cell-count="90" meta:object-count="0"/>
  </office:meta>
</office:document-meta>
</file>